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application/rdf+xml" manifest:full-path="wollmux.rdf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Frame_20_contents">
      <style:text-properties text:display="none"/>
    </style:style>
    <style:style style:name="fr1" style:family="graphic" style:parent-style-name="Frame">
      <style:graphic-properties style:wrap="run-through" style:number-wrapped-paragraphs="no-limit" style:vertical-pos="bottom" style:vertical-rel="page" style:horizontal-pos="from-left" style:horizontal-rel="page-start-margin" fo:background-color="transparent" style:background-transparency="100%" fo:padding="0cm" fo:border="non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WollMuxDaten" text:anchor-type="page" text:anchor-page-number="1" svg:x="0cm" svg:width="0.005cm" svg:height="0.041cm" draw:z-index="0">
        <draw:text-box>
          <text:p text:style-name="P1"><office:annotation><dc:creator>WollMuxVersion</dc:creator><dc:date>2011-06-08T15:28:40</dc:date><text:p>unknown</text:p></office:annotation><office:annotation><dc:creator>OOoVersion</dc:creator><dc:date>2011-06-08T15:28:40</dc:date><text:p>3.2.1</text:p></office:annotation><office:annotation><dc:creator>WollMuxSeriendruck</dc:creator><dc:date>2011-06-08T15:28:42</dc:date><text:p/><text:p>WM(</text:p><text:p/><text:p><text:s text:c="2"/>Seriendruck(</text:p><text:p><text:s text:c="4"/>Datenquelle(TYPE "calc" URL "file:///tmp/brief.ods" TABLE "Tabelle1")</text:p><text:p><text:s text:c="2"/>)</text:p><text:p>)</text:p></office:annotation><office:annotation><dc:creator>WollMuxFormularwerte</dc:creator><dc:date>2011-06-08T15:28:47</dc:date><text:p/><text:p>WM(</text:p><text:p/><text:p><text:s text:c="2"/>Formularwerte(</text:p><text:p><text:s text:c="4"/>(ID "#DS" VALUE "3")</text:p><text:p><text:s text:c="4"/>(ID "#SB" VALUE "3")</text:p><text:p><text:s text:c="4"/>(ID "ds" VALUE "3")</text:p><text:p><text:s text:c="2"/>)</text:p><text:p>)</text:p></office:annotation></text:p>
        </draw:text-box>
      </draw:frame>
      <text:p text:style-name="Standard">Hallo, <text:database-display text:table-name="Table" text:table-type="table" text:column-name="ds" text:database-name="DataBase">&lt;ds&gt;</text:database-display>! Dies ist Seite <text:page-number text:select-page="current">1</text:page-number> von <text:page-count>1</text:page-count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Bitstream Vera Sans" style:font-size-asian="12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6-08T15:28:20</meta:creation-date>
    <meta:document-statistic meta:table-count="0" meta:image-count="0" meta:object-count="0" meta:page-count="1" meta:paragraph-count="1" meta:word-count="8" meta:character-count="36"/>
    <dc:date>2011-06-08T15:31:16</dc:date>
    <meta:editing-duration>PT00H02M25S</meta:editing-duration>
    <meta:editing-cycles>1</meta:editing-cycles>
    <meta:generator>OpenOffice.org/3.2$Linux OpenOffice.org_project/320m19$Build-9505</meta:generator>
  </office:meta>
</office:document-meta>
</file>